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ackground-color="transparent" fo:border="0.088cm solid #99ccff"/>
    </style:style>
    <style:style style:name="ce22" style:family="table-cell" style:parent-style-name="Default">
      <style:table-cell-properties fo:background-color="transparent" fo:border="0.088cm solid #ffd320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eb613d"/>
    </style:style>
    <style:style style:name="ce25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="0.088cm solid #33cc66"/>
    </style:style>
    <style:style style:name="ce27" style:family="table-cell" style:parent-style-name="Default">
      <style:table-cell-properties fo:background-color="#33cc66"/>
    </style:style>
    <style:style style:name="ce28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="0.088cm solid #33cc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="0.088cm solid #ffcc99"/>
    </style:style>
    <style:style style:name="ce32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transparent" fo:border="0.088cm solid #cccc00"/>
    </style:style>
    <style:style style:name="ce34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ccffff"/>
    </style:style>
    <style:style style:name="ce36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="0.088cm solid #eb613d"/>
    </style:style>
    <style:style style:name="ce39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8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4" office:value-type="string">
            <text:p>F</text:p>
          </table:table-cell>
          <table:table-cell table:style-name="ce36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27" office:value-type="string">
            <text:p>T4</text:p>
          </table:table-cell>
          <table:table-cell table:style-name="ce23" office:value-type="string">
            <text:p>T2_CH2</text:p>
          </table:table-cell>
          <table:table-cell table:style-name="ce35"/>
          <table:table-cell table:style-name="ce24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27" office:value-type="string">
            <text:p>T8, T4, (T3)</text:p>
          </table:table-cell>
          <table:table-cell table:style-name="ce23" office:value-type="string">
            <text:p>T4, T3</text:p>
          </table:table-cell>
          <table:table-cell table:style-name="ce35"/>
          <table:table-cell table:style-name="ce24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27" office:value-type="string">
            <text:p>U6</text:p>
          </table:table-cell>
          <table:table-cell table:style-name="ce23" office:value-type="string">
            <text:p>U1, S3, (I2C1, S1)</text:p>
          </table:table-cell>
          <table:table-cell table:style-name="ce35"/>
          <table:table-cell table:style-name="ce24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27"/>
          <table:table-cell table:style-name="ce23"/>
          <table:table-cell table:style-name="ce35"/>
          <table:table-cell table:style-name="ce24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9" office:value-type="string">
            <text:p>DEV</text:p>
          </table:table-cell>
          <table:table-cell table:style-name="ce19" office:value-type="string">
            <text:p>FLASH</text:p>
          </table:table-cell>
          <table:table-cell table:style-name="ce19" office:value-type="string">
            <text:p>ZB</text:p>
          </table:table-cell>
          <table:table-cell table:style-name="ce19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 office:value-type="string">
            <text:p>U5</text:p>
          </table:table-cell>
          <table:table-cell table:style-name="ce20" office:value-type="string">
            <text:p>S2</text:p>
          </table:table-cell>
          <table:table-cell table:style-name="ce20" office:value-type="string">
            <text:p>I2C2</text:p>
          </table:table-cell>
          <table:table-cell table:style-name="ce20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>
            <text:p>U3</text:p>
          </table:table-cell>
          <table:table-cell table:style-name="ce20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Connectors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office:value-type="string">
            <text:p>US sensor</text:p>
          </table:table-cell>
          <table:table-cell office:value-type="string">
            <text:p>indu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1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1" office:value-type="string">
            <text:p>U4_TX</text:p>
          </table:table-cell>
          <table:table-cell table:style-name="ce4" office:value-type="string">
            <text:p>ADC123_IN0 WKUP</text:p>
          </table:table-cell>
          <table:table-cell office:value-type="string">
            <text:p>US sensor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2</text:p>
          </table:table-cell>
          <table:table-cell table:style-name="ce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1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1" office:value-type="string">
            <text:p>U4_RX</text:p>
          </table:table-cell>
          <table:table-cell table:style-name="ce4" office:value-type="string">
            <text:p>ADC123_IN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4</text:p>
          </table:table-cell>
          <table:table-cell table:style-name="ce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1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1" office:value-type="string">
            <text:p>T9_CH1</text:p>
          </table:table-cell>
          <table:table-cell table:number-columns-repeated="3"/>
          <table:table-cell table:style-name="ce21" office:value-type="string">
            <text:p>U2_TX</text:p>
          </table:table-cell>
          <table:table-cell table:style-name="ce37"/>
          <table:table-cell table:style-name="ce4" office:value-type="string">
            <text:p>ADC123_IN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6</text:p>
          </table:table-cell>
          <table:table-cell table:style-name="ce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1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1" office:value-type="string">
            <text:p>T9_CH2</text:p>
          </table:table-cell>
          <table:table-cell table:number-columns-repeated="3"/>
          <table:table-cell table:style-name="ce21" office:value-type="string">
            <text:p>U2_RX</text:p>
          </table:table-cell>
          <table:table-cell/>
          <table:table-cell table:style-name="ce4" office:value-type="string">
            <text:p>ADC123_IN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3" office:value-type="string">
            <text:p>S1_SCK</text:p>
          </table:table-cell>
          <table:table-cell table:number-columns-repeated="3"/>
          <table:table-cell table:style-name="ce39" office:value-type="string">
            <text:p>ADC12_IN5 DAC2_OUT</text:p>
          </table:table-cell>
          <table:table-cell/>
          <table:table-cell office:value-type="string">
            <text:p>indus2-1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3" office:value-type="string">
            <text:p>S1_MISO</text:p>
          </table:table-cell>
          <table:table-cell table:number-columns-repeated="3"/>
          <table:table-cell table:style-name="ce5" office:value-type="string">
            <text:p>ADC12_IN6</text:p>
          </table:table-cell>
          <table:table-cell office:value-type="string">
            <text:p>Cake sensor front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3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3" office:value-type="string">
            <text:p>S1_MOSI</text:p>
          </table:table-cell>
          <table:table-cell table:number-columns-repeated="3"/>
          <table:table-cell table:style-name="ce5" office:value-type="string">
            <text:p>ADC12_IN7</text:p>
          </table:table-cell>
          <table:table-cell office:value-type="string">
            <text:p>Cake sensor back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5" office:value-type="string">
            <text:p>ADC12_IN8</text:p>
          </table:table-cell>
          <table:table-cell office:value-type="string">
            <text:p>Pressure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6</text:p>
          </table:table-cell>
          <table:table-cell table:style-name="ce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office:value-type="string">
            <text:p>Cake arm out contact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7</text:p>
          </table:table-cell>
          <table:table-cell table:style-name="ce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office:value-type="string">
            <text:p>Cake arm in contac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6" office:value-type="string">
            <text:p>T1_CH1</text:p>
          </table:table-cell>
          <table:table-cell table:number-columns-repeated="8"/>
          <table:table-cell office:value-type="string">
            <text:p>Color sensor in</text:p>
          </table:table-cell>
          <table:table-cell office:value-type="string">
            <text:p>rgb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1</text:p>
          </table:table-cell>
          <table:table-cell table:style-name="ce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8"/>
          <table:table-cell office:value-type="string">
            <text:p>Color sensor S2</text:p>
          </table:table-cell>
          <table:table-cell office:value-type="string">
            <text:p>3.3V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2</text:p>
          </table:table-cell>
          <table:table-cell table:style-name="ce6" office:value-type="string">
            <text:p>PE11</text:p>
          </table:table-cell>
          <table:table-cell table:style-name="ce22" office:value-type="string">
            <text:p>T1_CH2</text:p>
          </table:table-cell>
          <table:table-cell table:number-columns-repeated="8"/>
          <table:table-cell office:value-type="string">
            <text:p>Color sensor S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8"/>
          <table:table-cell office:value-type="string">
            <text:p>Color sensor cake f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PE13</text:p>
          </table:table-cell>
          <table:table-cell table:style-name="ce22" office:value-type="string">
            <text:p>T1_CH3</text:p>
          </table:table-cell>
          <table:table-cell table:number-columns-repeated="8"/>
          <table:table-cell office:value-type="string">
            <text:p>Color sensor cake ne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5</text:p>
          </table:table-cell>
          <table:table-cell table:style-name="ce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8"/>
          <table:table-cell office:value-type="string">
            <text:p>Color sensor canon 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6</text:p>
          </table:table-cell>
          <table:table-cell table:style-name="ce6" office:value-type="string">
            <text:p>PE15</text:p>
          </table:table-cell>
          <table:table-cell table:style-name="ce22" office:value-type="string">
            <text:p>T1_BKIN</text:p>
          </table:table-cell>
          <table:table-cell table:number-columns-repeated="8"/>
          <table:table-cell office:value-type="string">
            <text:p>Color sensor canon 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D0</text:p>
          </table:table-cell>
          <table:table-cell table:style-name="ce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2"/>
          <table:table-cell office:value-type="string">
            <text:p>Jack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1</text:p>
          </table:table-cell>
          <table:table-cell table:style-name="ce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7"/>
          <table:table-cell office:value-type="string">
            <text:p>IHM color</text:p>
          </table:table-cell>
          <table:table-cell office:value-type="string">
            <text:p>0V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2</text:p>
          </table:table-cell>
          <table:table-cell table:style-name="ce7" office:value-type="string">
            <text:p>PD13</text:p>
          </table:table-cell>
          <table:table-cell/>
          <table:table-cell table:style-name="ce26" office:value-type="string">
            <text:p>T4_CH2</text:p>
          </table:table-cell>
          <table:table-cell table:number-columns-repeated="7"/>
          <table:table-cell office:value-type="string">
            <text:p>IHM stra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3</text:p>
          </table:table-cell>
          <table:table-cell table:style-name="ce7" office:value-type="string">
            <text:p>PD15</text:p>
          </table:table-cell>
          <table:table-cell/>
          <table:table-cell table:style-name="ce27" office:value-type="string">
            <text:p>T4_CH4</text:p>
          </table:table-cell>
          <table:table-cell table:number-columns-repeated="7"/>
          <table:table-cell office:value-type="string">
            <text:p>IHM nb robo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4</text:p>
          </table:table-cell>
          <table:table-cell table:style-name="ce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2"/>
          <table:table-cell office:value-type="string">
            <text:p>IHM lol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5</text:p>
          </table:table-cell>
          <table:table-cell table:style-name="ce7" office:value-type="string">
            <text:p>PC6</text:p>
          </table:table-cell>
          <table:table-cell/>
          <table:table-cell table:style-name="ce26" office:value-type="string">
            <text:p>T3_CH1</text:p>
          </table:table-cell>
          <table:table-cell table:style-name="ce27" office:value-type="string">
            <text:p>T8_CH1</text:p>
          </table:table-cell>
          <table:table-cell table:number-columns-repeated="4"/>
          <table:table-cell table:style-name="ce26" office:value-type="string">
            <text:p>U6_TX</text:p>
          </table:table-cell>
          <table:table-cell/>
          <table:table-cell office:value-type="string">
            <text:p>Emergency stop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6" office:value-type="string">
            <text:p>T3_CH3</text:p>
          </table:table-cell>
          <table:table-cell table:style-name="ce29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/>
          <table:table-cell office:value-type="string">
            <text:p>Cherry servo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6" office:value-type="string">
            <text:p>T3_CH2</text:p>
          </table:table-cell>
          <table:table-cell table:style-name="ce7" office:value-type="string">
            <text:p>T8_CH2</text:p>
          </table:table-cell>
          <table:table-cell table:number-columns-repeated="4"/>
          <table:table-cell table:style-name="ce26" office:value-type="string">
            <text:p>U6_RX</text:p>
          </table:table-cell>
          <table:table-cell/>
          <table:table-cell office:value-type="string">
            <text:p>Color sensor cake near arm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0</text:p>
          </table:table-cell>
          <table:table-cell table:style-name="ce8" office:value-type="string">
            <text:p>PB3</text:p>
          </table:table-cell>
          <table:table-cell table:style-name="ce23" office:value-type="string">
            <text:p>T2_CH2</text:p>
          </table:table-cell>
          <table:table-cell table:number-columns-repeated="3"/>
          <table:table-cell table:style-name="ce31" office:value-type="string">
            <text:p>S1_SCK</text:p>
          </table:table-cell>
          <table:table-cell table:style-name="ce31" office:value-type="string">
            <text:p>S3_SCK</text:p>
          </table:table-cell>
          <table:table-cell table:number-columns-repeated="3"/>
          <table:table-cell office:value-type="string">
            <text:p>Cake arm out</text:p>
          </table:table-cell>
          <table:table-cell office:value-type="string">
            <text:p>indus2-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1</text:p>
          </table:table-cell>
          <table:table-cell table:style-name="ce8" office:value-type="string">
            <text:p>PB4</text:p>
          </table:table-cell>
          <table:table-cell/>
          <table:table-cell table:style-name="ce23" office:value-type="string">
            <text:p>T3_CH1</text:p>
          </table:table-cell>
          <table:table-cell table:number-columns-repeated="2"/>
          <table:table-cell table:style-name="ce31" office:value-type="string">
            <text:p>S1_MISO</text:p>
          </table:table-cell>
          <table:table-cell table:style-name="ce31" office:value-type="string">
            <text:p>S3_MISO</text:p>
          </table:table-cell>
          <table:table-cell table:number-columns-repeated="3"/>
          <table:table-cell office:value-type="string">
            <text:p>Cake arm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2</text:p>
          </table:table-cell>
          <table:table-cell table:style-name="ce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2"/>
          <table:table-cell office:value-type="string">
            <text:p>Cake push f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3</text:p>
          </table:table-cell>
          <table:table-cell table:style-name="ce8" office:value-type="string">
            <text:p>PB5</text:p>
          </table:table-cell>
          <table:table-cell/>
          <table:table-cell table:style-name="ce23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1" office:value-type="string">
            <text:p>S1_MOSI</text:p>
          </table:table-cell>
          <table:table-cell table:style-name="ce31" office:value-type="string">
            <text:p>S3_MOSI</text:p>
          </table:table-cell>
          <table:table-cell table:number-columns-repeated="3"/>
          <table:table-cell office:value-type="string">
            <text:p>Cake push f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4</text:p>
          </table:table-cell>
          <table:table-cell table:style-name="ce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2"/>
          <table:table-cell office:value-type="string">
            <text:p>Cake push ne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5</text:p>
          </table:table-cell>
          <table:table-cell table:style-name="ce8" office:value-type="string">
            <text:p>PB6</text:p>
          </table:table-cell>
          <table:table-cell/>
          <table:table-cell table:style-name="ce23" office:value-type="string">
            <text:p>T4_CH1</text:p>
          </table:table-cell>
          <table:table-cell/>
          <table:table-cell table:style-name="ce31" office:value-type="string">
            <text:p>I2C1_SCL</text:p>
          </table:table-cell>
          <table:table-cell table:number-columns-repeated="2"/>
          <table:table-cell table:style-name="ce31" office:value-type="string">
            <text:p>U1_TX</text:p>
          </table:table-cell>
          <table:table-cell table:number-columns-repeated="2"/>
          <table:table-cell office:value-type="string">
            <text:p>Cake push ne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6</text:p>
          </table:table-cell>
          <table:table-cell table:style-name="ce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2"/>
          <table:table-cell office:value-type="string">
            <text:p>Pneumatic circuit ope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7</text:p>
          </table:table-cell>
          <table:table-cell table:style-name="ce8" office:value-type="string">
            <text:p>PB7</text:p>
          </table:table-cell>
          <table:table-cell/>
          <table:table-cell table:style-name="ce23" office:value-type="string">
            <text:p>T4_CH2</text:p>
          </table:table-cell>
          <table:table-cell/>
          <table:table-cell table:style-name="ce31" office:value-type="string">
            <text:p>I2C1_SDA</text:p>
          </table:table-cell>
          <table:table-cell table:number-columns-repeated="2"/>
          <table:table-cell table:style-name="ce31" office:value-type="string">
            <text:p>U1_RX</text:p>
          </table:table-cell>
          <table:table-cell table:number-columns-repeated="2"/>
          <table:table-cell office:value-type="string">
            <text:p>Ballon funny actio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0</text:p>
          </table:table-cell>
          <table:table-cell table:style-name="ce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7"/>
          <table:table-cell office:value-type="string">
            <text:p>Cherry plate clamp close</text:p>
          </table:table-cell>
          <table:table-cell office:value-type="string">
            <text:p>indus2-3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1</text:p>
          </table:table-cell>
          <table:table-cell table:style-name="ce9" office:value-type="string">
            <text:p>PE1</text:p>
          </table:table-cell>
          <table:table-cell table:number-columns-repeated="9"/>
          <table:table-cell office:value-type="string">
            <text:p>Cherry plate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2</text:p>
          </table:table-cell>
          <table:table-cell table:style-name="ce9" office:value-type="string">
            <text:p>PE2</text:p>
          </table:table-cell>
          <table:table-cell table:number-columns-repeated="9"/>
          <table:table-cell office:value-type="string">
            <text:p>Cherry plate u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3</text:p>
          </table:table-cell>
          <table:table-cell table:style-name="ce9" office:value-type="string">
            <text:p>PE3</text:p>
          </table:table-cell>
          <table:table-cell table:number-columns-repeated="9"/>
          <table:table-cell office:value-type="string">
            <text:p>Cherry plate dow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4</text:p>
          </table:table-cell>
          <table:table-cell table:style-name="ce9" office:value-type="string">
            <text:p>PE4</text:p>
          </table:table-cell>
          <table:table-cell table:number-columns-repeated="9"/>
          <table:table-cell office:value-type="string">
            <text:p>Glass lower clamp close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5</text:p>
          </table:table-cell>
          <table:table-cell table:style-name="ce9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6"/>
          <table:table-cell office:value-type="string">
            <text:p>Glass contac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6</text:p>
          </table:table-cell>
          <table:table-cell table:style-name="ce9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6"/>
          <table:table-cell office:value-type="string">
            <text:p>Cherry plate sensor lef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7</text:p>
          </table:table-cell>
          <table:table-cell table:style-name="ce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office:value-type="string">
            <text:p>Cherry plate sensor righ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0</text:p>
          </table:table-cell>
          <table:table-cell table:style-name="ce10" office:value-type="string">
            <text:p>PA15</text:p>
          </table:table-cell>
          <table:table-cell table:style-name="ce24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3"/>
          <table:table-cell table:style-name="ce40" office:value-type="string">
            <text:p>Cherry bad out</text:p>
          </table:table-cell>
          <table:table-cell office:value-type="string">
            <text:p>indus2-4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1</text:p>
          </table:table-cell>
          <table:table-cell table:style-name="ce1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Glass lower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2</text:p>
          </table:table-cell>
          <table:table-cell table:style-name="ce10" office:value-type="string">
            <text:p>PD0</text:p>
          </table:table-cell>
          <table:table-cell table:number-columns-repeated="9"/>
          <table:table-cell office:value-type="string">
            <text:p>Glass upper clamp clos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3</text:p>
          </table:table-cell>
          <table:table-cell table:style-name="ce10" office:value-type="string">
            <text:p>PD1</text:p>
          </table:table-cell>
          <table:table-cell table:number-columns-repeated="9"/>
          <table:table-cell office:value-type="string">
            <text:p>Glass upper clamp ope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4</text:p>
          </table:table-cell>
          <table:table-cell table:style-name="ce1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2"/>
          <table:table-cell office:value-type="string">
            <text:p>Glass upper clamp u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5</text:p>
          </table:table-cell>
          <table:table-cell table:style-name="ce1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7" office:value-type="string">
            <text:p>U3_TX</text:p>
          </table:table-cell>
          <table:table-cell table:style-name="ce38" office:value-type="string">
            <text:p>U4_TX</text:p>
          </table:table-cell>
          <table:table-cell/>
          <table:table-cell office:value-type="string">
            <text:p>Glass upper clamp dow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6</text:p>
          </table:table-cell>
          <table:table-cell table:style-name="ce1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2"/>
          <table:table-cell office:value-type="string">
            <text:p>Gift ou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7</text:p>
          </table:table-cell>
          <table:table-cell table:style-name="ce1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7" office:value-type="string">
            <text:p>U3_RX</text:p>
          </table:table-cell>
          <table:table-cell table:style-name="ce38" office:value-type="string">
            <text:p>U4_RX</text:p>
          </table:table-cell>
          <table:table-cell/>
          <table:table-cell office:value-type="string">
            <text:p>Gift in</text:p>
          </table:table-cell>
          <table:table-cell table:number-columns-repeated="3"/>
        </table:table-row>
      </table:table>
      <table:database-ranges>
        <table:database-range table:name="__Anonymous_Sheet_DB__0" table:target-range-address="Sheet1.B28:Sheet1.L8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/05/2013</text:date>, <text:time>16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Schodet</meta:initial-creator>
    <meta:creation-date>2013-03-02T19:21:47</meta:creation-date>
    <dc:date>2013-05-05T16:03:55</dc:date>
    <meta:editing-duration>PT53H30M36S</meta:editing-duration>
    <meta:editing-cycles>13</meta:editing-cycles>
    <meta:generator>OpenOffice.org/3.2$Linux OpenOffice.org_project/320m19$Build-9505</meta:generator>
    <dc:creator>Nicolas Schodet</dc:creator>
    <meta:document-statistic meta:table-count="1" meta:cell-count="378" meta:object-count="0"/>
  </office:meta>
</office:document-meta>
</file>